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 style:writing-mode="lr-tb"/>
    </style:style>
    <style:style style:name="Table1.A" style:family="table-column">
      <style:table-column-properties style:column-width="1.9479in"/>
    </style:style>
    <style:style style:name="Table1.B" style:family="table-column">
      <style:table-column-properties style:column-width="4.30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fefef" fo:padding="0.0694in" fo:border="1pt solid #000001" style:writing-mode="lr-tb">
        <style:background-image/>
      </style:table-cell-properties>
    </style:style>
    <style:style style:name="Table1.B1" style:family="table-cell">
      <style:table-cell-properties fo:padding="0.0694in" fo:border="1pt solid #000001" style:writing-mode="lr-tb"/>
    </style:style>
    <style:style style:name="Table1.B2" style:family="table-cell">
      <style:table-cell-properties fo:padding="0.0694in" fo:border="1pt solid #000001" style:writing-mode="lr-tb"/>
    </style:style>
    <style:style style:name="Table1.B3" style:family="table-cell">
      <style:table-cell-properties fo:padding="0.0694in" fo:border="1pt solid #000001" style:writing-mode="lr-tb"/>
    </style:style>
    <style:style style:name="Table1.B4" style:family="table-cell">
      <style:table-cell-properties fo:padding="0.0694in" fo:border="1pt solid #000001" style:writing-mode="lr-tb"/>
    </style:style>
    <style:style style:name="Table1.B5" style:family="table-cell">
      <style:table-cell-properties fo:padding="0.0694in" fo:border="1pt solid #000001" style:writing-mode="lr-tb"/>
    </style:style>
    <style:style style:name="Table1.B6" style:family="table-cell">
      <style:table-cell-properties fo:padding="0.0694in" fo:border="1pt solid #000001" style:writing-mode="lr-tb"/>
    </style:style>
    <style:style style:name="Table1.B7" style:family="table-cell">
      <style:table-cell-properties fo:padding="0.0694in" fo:border="1pt solid #000001" style:writing-mode="lr-tb"/>
    </style:style>
    <style:style style:name="Table1.B8" style:family="table-cell">
      <style:table-cell-properties fo:padding="0.0694in" fo:border="1pt solid #000001" style:writing-mode="lr-tb"/>
    </style:style>
    <style:style style:name="Table1.B9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<text:span text:style-name="T1">Service name</text:span>&gt;</text:p>
      <text:p text:style-name="P1">&lt;<text:span text:style-name="T1">Operation</text:span>&gt;</text:p>
      <text:p text:style-name="P1"/>
      <text:p text:style-name="P1">&lt;<text:span text:style-name="T1">Additional information about your API call. Try to use verbs that match both request type (fetching vs modifying) and plurality (one vs multiple).</text:span>&gt;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2">URL</text:span></text:p>
          </table:table-cell>
          <table:table-cell table:style-name="Table1.B1" office:value-type="string">
            <text:p text:style-name="P1">&lt;<text:span text:style-name="T1">The URL structure (path only, no root url)</text:span>&gt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Method</text:span></text:p>
          </table:table-cell>
          <table:table-cell table:style-name="Table1.B2" office:value-type="string">
            <text:p text:style-name="P3">&lt;<text:span text:style-name="T1">The request type `GET` | `POST` | `DELETE` | `PUT`</text:span>&gt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URL Parameters</text:span></text:p>
          </table:table-cell>
          <table:table-cell table:style-name="Table1.B3" office:value-type="string">
            <text:p text:style-name="P1">&lt;<text:span text:style-name="T1">If URL params exist, specify them in accordance with name mentioned in URL section. Separate into optional and required. Document data constraints.</text:span>&gt;</text:p>
            <text:p text:style-name="P1"/>
            <text:p text:style-name="P1"><text:span text:style-name="T2">Required</text:span>:</text:p>
            <text:p text:style-name="P1">&lt;param_name&gt;=[integer]</text:p>
            <text:p text:style-name="P1"/>
            <text:p text:style-name="P1"><text:span text:style-name="T2">Optional</text:span>:</text:p>
            <text:p text:style-name="P1">&lt;param_name&gt;=[string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Request Headers</text:span></text:p>
          </table:table-cell>
          <table:table-cell table:style-name="Table1.B4" office:value-type="string">
            <text:p text:style-name="P3">&lt;<text:span text:style-name="T1">If headers exist, specify them and separate into optional and required. Document any data constraints</text:span>.&gt;</text:p>
            <text:p text:style-name="P3"/>
            <text:p text:style-name="P1"><text:span text:style-name="T2">Required</text:span>:</text:p>
            <text:p text:style-name="P1">&lt;header_name&gt;=[integer]</text:p>
            <text:p text:style-name="P1"/>
            <text:p text:style-name="P1"><text:span text:style-name="T2">Optional</text:span>:</text:p>
            <text:p text:style-name="P1">&lt;header_name&gt;=[string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Request Body</text:span></text:p>
          </table:table-cell>
          <table:table-cell table:style-name="Table1.B5" office:value-type="string">
            <text:p text:style-name="P1">&lt;<text:span text:style-name="T1">If making a post request, what should the body payload look like? URL Params rules apply here too.</text:span>&gt;</text:p>
            <text:p text:style-name="P1"/>
            <text:p text:style-name="P1"><text:span text:style-name="T2">Required</text:span>:</text:p>
            <text:p text:style-name="P1">&lt;param_name&gt;=[integer]</text:p>
            <text:p text:style-name="P1"/>
            <text:p text:style-name="P1"><text:span text:style-name="T2">Optional</text:span>:</text:p>
            <text:p text:style-name="P1">&lt;param_name&gt;=[string]</text:p>
            <text:p text:style-name="P1"/>
            <text:p text:style-name="P1"><text:span text:style-name="T2">Example</text:span>:</text:p>
            <text:p text:style-name="P1">&lt;<text:span text:style-name="T1">Insert json structure example with data types defined</text:span>&gt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uccess Response</text:span></text:p>
          </table:table-cell>
          <table:table-cell table:style-name="Table1.B6" office:value-type="string">
            <text:p text:style-name="P1">&lt;<text:span text:style-name="T1">What should the status code be on success and is there any returned data? This is useful when people need to to know what their callbacks should expect!</text:span>&gt;</text:p>
            <text:p text:style-name="P1"/>
            <text:p text:style-name="P1"><text:span text:style-name="T2">Response Code</text:span>:</text:p>
            <text:list xml:id="list2068256158818468891" text:style-name="WWNum1">
              <text:list-item>
                <text:p text:style-name="P4">200 Success</text:p>
              </text:list-item>
            </text:list>
            <text:p text:style-name="P1"/>
            <text:p text:style-name="P1"><text:span text:style-name="T2">Response Body</text:span>:</text:p>
            <text:p text:style-name="P1">&lt;<text:span text:style-name="T1">example data</text:span>&gt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Error Response</text:span></text:p>
          </table:table-cell>
          <table:table-cell table:style-name="Table1.B7" office:value-type="string">
            <text:p text:style-name="P1">&lt;<text:span text:style-name="T1">Most endpoints will have many ways they can fail. From unauthorized access, to wrongful parameters etc. All of those should be liste d here. It might seem repetitive, but it helps prevent assumptions from being made where they should be</text:span>.&gt;</text:p>
            <text:p text:style-name="P1"/>
            <text:p text:style-name="P1"><text:span text:style-name="T2">Response Code(s)</text:span>:</text:p>
            <text:list xml:id="list7498836144140974427" text:style-name="WWNum2">
              <text:list-item>
                <text:p text:style-name="P5">400 Bad request</text:p>
              </text:list-item>
              <text:list-item>
                <text:p text:style-name="P5">401 Unauthorized</text:p>
              </text:list-item>
              <text:list-item>
                <text:p text:style-name="P5">404 Resource not found</text:p>
              </text:list-item>
              <text:list-item>
                <text:p text:style-name="P5">422 Unprocessable entry</text:p>
              </text:list-item>
              <text:list-item>
                <text:p text:style-name="P5">500 Internal server error</text:p>
              </text:list-item>
            </text:list>
            <text:p text:style-name="P1"/>
            <text:p text:style-name="P1"><text:span text:style-name="T2">Response Body</text:span>:</text:p>
            <text:p text:style-name="P1">&lt;<text:span text:style-name="T1">Insert json structure example with data types defined</text:span>&gt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ample Call</text:span></text:p>
          </table:table-cell>
          <table:table-cell table:style-name="Table1.B8" office:value-type="string">
            <text:p text:style-name="P1">&lt;<text:span text:style-name="T1">Just a sample call to your endpoint in a runnable format ($.ajax call or a curl request) - this makes life easier and more predictable.</text:span>&gt;</text:p>
            <text:p text:style-name="P1"/>
            <text:p text:style-name="P1"><text:span text:style-name="T2">Example</text:span>:</text:p>
            <text:p text:style-name="P1">$.ajax({</text:p>
            <text:p text:style-name="P1"><text:s text:c="2"/>url: "/users",</text:p>
            <text:p text:style-name="P1"><text:s text:c="2"/>dataType: "json",</text:p>
            <text:p text:style-name="P1"><text:s text:c="2"/>data : { </text:p>
            <text:p text:style-name="P1"><text:s text:c="4"/>u: { </text:p>
            <text:p text:style-name="P1"><text:s text:c="6"/>id : 12,</text:p>
            <text:p text:style-name="P1"><text:s text:c="6"/>email : "john@smith.com" </text:p>
            <text:p text:style-name="P1"><text:s text:c="4"/>}</text:p>
            <text:p text:style-name="P1"><text:s text:c="2"/>},</text:p>
            <text:p text:style-name="P1"><text:s text:c="2"/>type : "PUT",</text:p>
            <text:p text:style-name="P1"><text:s text:c="2"/>success : function(r) {</text:p>
            <text:p text:style-name="P1"><text:s text:c="4"/>console.log(r);</text:p>
            <text:p text:style-name="P1"><text:s text:c="2"/>}</text:p>
            <text:p text:style-name="P1">});</text:p>
          </table:table-cell>
        </table:table-row>
        <table:table-row table:style-name="Table1.1">
          <table:table-cell table:style-name="Table1.A1" office:value-type="string">
            <text:p text:style-name="P3"><text:span text:style-name="T2">Notes</text:span></text:p>
          </table:table-cell>
          <table:table-cell table:style-name="Table1.B9" office:value-type="string">
            <text:p text:style-name="P1">&lt;<text:span text:style-name="T1">This is where all uncertainties, commentary, discussion etc. can go. I recommend timestamping and identifying oneself when leaving comments here. This section should not be published as part of the official documentation.</text:span>&gt;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62" meta:word-count="331" meta:character-count="2155" meta:non-whitespace-character-count="1851"/>
    <meta:generator>LibreOfficeDev/5.1.0.3$Linux_X86_64 LibreOffice_project/</meta:generator>
  </office:meta>
</office:document-meta>
</file>